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center" style:justify-single-word="false"/>
    </style:style>
    <style:style style:name="P2" style:family="paragraph" style:parent-style-name="Standard">
      <style:paragraph-properties fo:margin-top="0cm" fo:margin-bottom="0cm" style:contextual-spacing="false" fo:line-height="100%" fo:text-align="justify" style:justify-single-word="false" fo:text-indent="1cm" style:auto-text-indent="false"/>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name-asian="Calibri1" style:font-size-asian="14pt" style:font-weight-asian="bold" style:font-name-complex="Times New Roman1" style:font-size-complex="14pt"/>
    </style:style>
    <style:style style:name="P5" style:family="paragraph" style:parent-style-name="Standard">
      <style:paragraph-properties fo:margin-top="0cm" fo:margin-bottom="0cm" style:contextual-spacing="false" fo:line-height="100%" fo:text-align="justify" style:justify-single-word="false"/>
      <style:text-properties style:font-name="Times New Roman" fo:font-size="14pt" fo:font-weight="bold" style:font-name-asian="Calibri1" style:font-size-asian="14pt" style:font-weight-asian="bold" style:font-name-complex="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fo:font-weight="bold" style:font-weight-asian="bold"/>
    </style:style>
    <style:style style:name="T1" style:family="text">
      <style:text-properties style:font-name="Times New Roman" fo:font-size="14pt" fo:font-weight="bold" style:font-name-asian="Calibri1" style:font-size-asian="14pt" style:font-weight-asian="bold" style:font-name-complex="Times New Roman1" style:font-size-complex="14pt"/>
    </style:style>
    <style:style style:name="T2" style:family="text">
      <style:text-properties style:font-name="Times New Roman" fo:font-size="14pt" fo:font-weight="bold" style:font-name-asian="Calibri1" style:font-size-asian="14pt" style:language-asian="ru" style:country-asian="RU" style:font-weight-asian="bold" style:font-name-complex="Times New Roman1" style:font-size-complex="14pt"/>
    </style:style>
    <style:style style:name="T3" style:family="text">
      <style:text-properties style:font-name="Times New Roman" fo:font-size="14pt" style:font-name-asian="Calibri1" style:font-size-asian="14pt" style:font-name-complex="Times New Roman1" style:font-size-complex="14pt"/>
    </style:style>
    <style:style style:name="T4" style:family="text">
      <style:text-properties style:font-name="Times New Roman" fo:font-size="14pt" fo:language="ru" fo:country="RU" style:font-name-asian="Calibri1" style:font-size-asian="14pt" style:font-name-complex="Times New Roman1" style:font-size-complex="14pt"/>
    </style:style>
    <style:style style:name="T5" style:family="text">
      <style:text-properties style:font-name="Times New Roman" fo:font-size="14pt" style:font-size-asian="14pt" style:font-name-complex="Times New Roman1" style:font-size-complex="14pt"/>
    </style:style>
    <style:style style:name="T6" style:family="text">
      <style:text-properties style:text-position="super 58%" style:font-name="Times New Roman" fo:font-size="14pt" style:font-name-asian="Calibri1" style:font-size-asian="14pt" style:font-name-complex="Times New Roman1" style:font-size-complex="14pt"/>
    </style:style>
    <style:style style:name="T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ЗВІТ СТАРОСТИ ЛАНОВЕЦЬКОЇ МІСЬКОЇ РАДИ – </text:span><text:span text:style-name="T1"/></text:p>
      <text:p text:style-name="P1" loext:marker-style-name="T2"><text:span text:style-name="T1">СІЛ </text:span><text:span text:style-name="T2">ГРИНЬКИ, КОЗАЧКИ, ГРИБОВАЗА 2025 РІК</text:span></text:p>
      <text:p text:style-name="P4" loext:marker-style-name="T1"/>
      <text:p text:style-name="P2" loext:marker-style-name="T3"><text:span text:style-name="T3">Згідно із статтею 54</text:span><text:span text:style-name="T6">1</text:span><text:span text:style-name="T3"> Закону України «Про місцеве самоврядування в Україні», Положенням про старосту Лановецької міської ради, затвердженим рішенням міської ради від 18 грудня 2020 року № 27, звітую про свою роботу на посаді старости Лановецької міської ради – сіл Грибова, Гриньки, Козачки, Грибова за 2025 рік. <text:s text:c="2"/></text:span></text:p>
      <text:p text:style-name="P2" loext:marker-style-name="T3"><text:span text:style-name="T3">Виконання своїх повноважень розпочав 01 січня 2021 року на підставі рішення міської ради від 03 грудня 2020 року № 08 «Про затвердження старости».</text:span><text:span text:style-name="T3"/></text:p>
      <text:p text:style-name="P2" loext:marker-style-name="T3"><text:span text:style-name="T3">До складу старостинського округу належить три села – Гриньки, Козачки, Грибова, площа, якого складає 2867 га. Загальна кількість населення 11</text:span><text:span text:style-name="T4">23</text:span><text:span text:style-name="T3"> особи (за 202</text:span><text:span text:style-name="T4">5</text:span><text:span text:style-name="T3"> рік народилося 6 дітей (1 хлопчик та 5 дівчаток), померло </text:span><text:span text:style-name="T4">16</text:span><text:span text:style-name="T3"> осіб), домогосподарств – 454. <text:s/></text:span></text:p>
      <text:p text:style-name="P2" loext:marker-style-name="T3"><text:span text:style-name="T3">На території старостинського округу розташовані 2 бюджетні установи:</text:span><text:span text:style-name="T3"/></text:p>
      <text:p text:style-name="P2" loext:marker-style-name="T3"><text:span text:style-name="T3">1) Грибівський заклад загальної середньої освіти І ступеня (20</text:span><text:span text:style-name="T5"> учнів</text:span><text:span text:style-name="T3">);</text:span></text:p>
      <text:p text:style-name="P2" loext:marker-style-name="T3"><text:span text:style-name="T3">2) </text:span><text:span text:style-name="T5">Грибівський комунальний заклад дошкільної освіти «Берізка» (9 вихованців)</text:span><text:span text:style-name="T3">.</text:span></text:p>
      <text:p text:style-name="P2" loext:marker-style-name="T3"><text:span text:style-name="T3">Відповідно до покладених на мене повноважень беру участь:</text:span><text:span text:style-name="T3"/></text:p>
      <text:p text:style-name="P2" loext:marker-style-name="T3"><text:span text:style-name="T3">в організації виконання рішень міської ради, її виконавчого комітету, розпоряджень міського голови на території сіл Гриньки, Козачки, Грибова та в здійсненні контролю за їх виконанням;</text:span><text:span text:style-name="T3"/></text:p>
      <text:p text:style-name="P2" loext:marker-style-name="T3"><text:span text:style-name="T3">у здійсненні контролю за використанням об’єктів комунальної власності, розташованих на території сіл Гриньки, Козачки, Грибова;</text:span><text:span text:style-name="T3"/></text:p>
      <text:p text:style-name="P2" loext:marker-style-name="T3"><text:span text:style-name="T3">у здійсненні контролю за станом благоустрою в селах Гриньки, Козачки, Грибова та інформую міського голову, виконавчі органи міської ради про його результати;</text:span><text:span text:style-name="T3"/></text:p>
      <text:p text:style-name="P2" loext:marker-style-name="T3"><text:span text:style-name="T3">у підготовці проєкту бюджету територіальної громади в частині фінансування програм, що реалізуються на території сіл Гриньки, Козачки, Грибова;</text:span><text:span text:style-name="T3"/></text:p>
      <text:p text:style-name="P2" loext:marker-style-name="T3"><text:span text:style-name="T3">здійснюю контроль за станом довкілля, об’єктів інфраструктури, громадським правопорядком на території сіл Гриньки, Козачки, Грибова; </text:span><text:span text:style-name="T3"/></text:p>
      <text:p text:style-name="P2" loext:marker-style-name="T3"><text:span text:style-name="T3">сприяю утворенню та діяльності органів самоорганізації населення, організації та проведенню загальних зборів, громадських слухань та інших форм безпосередньої участі громадян у вирішенні питань місцевого значення у відповідних селах;</text:span><text:span text:style-name="T3"/></text:p>
      <text:p text:style-name="P2" loext:marker-style-name="T3"><text:span text:style-name="T3">сприяю жителям сіл Гриньки, Козачки, Грибова у підготовці документів, що подаються до органів місцевого самоврядування та державної виконавчої влади;</text:span><text:span text:style-name="T3"/></text:p>
      <text:p text:style-name="P2" loext:marker-style-name="T3"><text:span text:style-name="T3">здійснюю обстеження, визначення шляхів вирішення основних проблем, беру <text:s/>участь у заходах, спрямованих на подолання складних життєвих обставин осіб, які опинилися у таких обставинах, та які проживають на території сіл Гриньки, Козачки, Грибова;<text:line-break/>вчиняю нотаріальні дії, передбачені частиною першою статті 37 Закону України «Про нотаріат» (в обсягах, що відповідає вимогам чинного законодавства);</text:span><text:span text:style-name="T3"/></text:p>
      <text:p text:style-name="P2" loext:marker-style-name="T3"><text:span text:style-name="T3">здійснюю заходи із ведення погосподарського обліку на території сіл Гриньки, Козачки, Грибова;</text:span><text:span text:style-name="T3"/></text:p>
      <text:p text:style-name="P2" loext:marker-style-name="T3"><text:span text:style-name="T3">забезпечую ведення персонально-первинного обліку призовників і військовозобов’язаних;</text:span><text:span text:style-name="T3"/></text:p>
      <text:p text:style-name="P2" loext:marker-style-name="T3"><text:span text:style-name="T3">надаю адміністративні послуги у випадках, передбачених рішеннями міської ради;</text:span><text:span text:style-name="T3"/></text:p>
      <text:p text:style-name="P2" loext:marker-style-name="T3"><text:span text:style-name="T3">надаю суб’єктам звернень, що мешкають на території сіл Гриньки, Козачки, Грибова, вичерпну інформацію і консультації щодо порядку надання адміністративних послуг;</text:span><text:span text:style-name="T3"/></text:p>
      <text:p text:style-name="P2" loext:marker-style-name="T3"><text:span text:style-name="T3">приймаю від суб’єктів звернень документи, необхідні для надання адміністративних послуг, здійснюю їх реєстрацію та подання документів (їхні копій) відповідним суб’єктам надання адміністративних послуг не пізніше наступного робочого дня після їх отримання;</text:span><text:span text:style-name="T3"/></text:p>
      <text:p text:style-name="P2" loext:marker-style-name="T3"><text:span text:style-name="T3">здійснюю та забезпечую організацію та контроль за проведенням усіх видів робіт та послуг на території сіл Гриньки, Козачки, Грибова;</text:span><text:span text:style-name="T3"/></text:p>
      <text:p text:style-name="P2" loext:marker-style-name="T3"><text:span text:style-name="T3">здійснюю контроль за умовами утримання та вихованням дітей в сім’ях, які перебувають в складних життєвих обставинах, дітей-сиріт та дітей, позбавлених батьківського піклування, запобіганням дитячій бездоглядності та безпритульності, вчиненню дітьми правопорушень на території сіл Гриньки, Козачки, Грибова;</text:span><text:span text:style-name="T3"/></text:p>
      <text:p text:style-name="P2" loext:marker-style-name="T3"><text:soft-page-break/><text:span text:style-name="T3">складаю акти обстеження житлово-побутових умов проживання, інші акти громадянам, які проживають на території сіл Гриньки, Козачки, Грибова та засвідчую їх;</text:span><text:span text:style-name="T3"/></text:p>
      <text:p text:style-name="P2" loext:marker-style-name="T3"><text:span text:style-name="T3">Прийом жителів здійснюється не менше як два дні на тиждень з 08:00 до 16:00 год у вівторок та четвер.</text:span><text:span text:style-name="T3"/></text:p>
      <text:p text:style-name="P2" loext:marker-style-name="T3"><text:span text:style-name="T3">За звітний період зареєстровано 717 звернень та надано послуг:</text:span><text:span text:style-name="T3"/></text:p>
      <text:p text:style-name="P2" loext:marker-style-name="T3"><text:span text:style-name="T3">1) 36 – послуг реєстрації / зняття з реєстрації місця проживання;</text:span><text:span text:style-name="T3"/></text:p>
      <text:p text:style-name="P2" loext:marker-style-name="T3"><text:span text:style-name="T3">2) 9 – послуги землевпорядкування та архітектури;</text:span><text:span text:style-name="T3"/></text:p>
      <text:p text:style-name="P2" loext:marker-style-name="T3"><text:span text:style-name="T3">3) 13 – нотаріальних дій;</text:span><text:span text:style-name="T3"/></text:p>
      <text:p text:style-name="P2" loext:marker-style-name="T3"><text:span text:style-name="T3">4) 164 – послуги соціального характеру;</text:span><text:span text:style-name="T3"/></text:p>
      <text:p text:style-name="P2" loext:marker-style-name="T3"><text:span text:style-name="T3">5) 325 – видано витягів про зареєстрованих у приміщеннях/будинку осіб, довідок-характеристик, довідок про реєстрацію місця проживання, довідок про взяття на облік ВПО;</text:span><text:span text:style-name="T3"/></text:p>
      <text:p text:style-name="P2" loext:marker-style-name="T3"><text:span text:style-name="T3">6) 10 – видано довідок із земельних питань;</text:span><text:span text:style-name="T3"/></text:p>
      <text:p text:style-name="P2" loext:marker-style-name="T3"><text:span text:style-name="T3">7) 160 – послуг, спрямовані на коригування адреси домогосподарств, надання одноразових матеріальних допомог, видалення зелених насаджень, видачу дозволу на порушення об’єкта благоустрою, соціально-правовий захист дітей та ін.</text:span><text:span text:style-name="T3"/></text:p>
      <text:p text:style-name="P2" loext:marker-style-name="T3"><text:span text:style-name="T3"><text:s/>Основними питаннями у зверненнях громадян є питання підтримки воїнів, комунальної та соціальної сфер: ремонту доріг і вулиць, водопостачання, вуличного освітлення, надання послуги якісного електропостачання, транспортного сполучення, надання субсидій, пільг і допомог та якісної медичної допомоги.</text:span><text:span text:style-name="T3"/></text:p>
      <text:p text:style-name="P2"><text:span text:style-name="T3">Протягом 2025 року на території сіл округу виконано наступні заходи:</text:span> </text:p>
      <text:p text:style-name="P2" loext:marker-style-name="T3"><text:span text:style-name="T3">1) протягом весняно-літнього періоду було проведено заходи з благоустрою сіл: обкошування територій загального користування, підрізання гілок, прибирання твердих побутових відходів та ін.;</text:span><text:span text:style-name="T3"/></text:p>
      <text:p text:style-name="P2" loext:marker-style-name="T3"><text:span text:style-name="T3">2) здійснено ремонт дорожнього покриття шляхом підсипання щебеню по вулицях Дубина, Лози, Степ с. Грибова, по вулиці с. Гриньки, по вулицях Волонтерська, Набережна, Клубна та Подільська с. Козачки. Видатки <text:s/>міського бюджету на закупівлю щебеню склали 108,6 тис. грн;</text:span><text:span text:style-name="T3"/></text:p>
      <text:p text:style-name="P2" loext:marker-style-name="T3"><text:span text:style-name="T3">3) було проведено грейдерування дороги до с. Гриньки </text:span><text:span text:style-name="T4"><text:s/></text:span><text:span text:style-name="T3">та вулиці Центральна в с. Грибова;</text:span></text:p>
      <text:p text:style-name="P2" loext:marker-style-name="T4"><text:span text:style-name="T4">4) </text:span><text:span text:style-name="T3">проведено поліпшення технічного стану і благоустрій водойми <text:s text:c="23"/>с. Гриньки</text:span>. <text:s/><text:span text:style-name="T3">Видатки <text:s/>міського бюджету на проведення поліпшення склали 37,8 тис. грн</text:span><text:span text:style-name="T4">;</text:span></text:p>
      <text:p text:style-name="P2" loext:marker-style-name="T4"><text:span text:style-name="T4">5) </text:span><text:span text:style-name="T3">проведено очистку скидного каналу з метою запобігання підтоплення господарських будівель та сільського господарських угідь с. Гриньки. Видатки <text:s/>міського бюджету на проведення очистки склали 98,4 тис. грн</text:span><text:span text:style-name="T4">;</text:span></text:p>
      <text:p text:style-name="P2" loext:marker-style-name="T3"><text:span text:style-name="T3">6) здійснено косметичний ремонт в середині адміністративного приміщення старостату в с. Гриньки;</text:span><text:span text:style-name="T3"/></text:p>
      <text:p text:style-name="P2" loext:marker-style-name="T3"><text:span text:style-name="T3">7)</text:span> <text:span text:style-name="T3">за підтримки наших німецьких партнерів, Товариства Червоного Хреста України м. Ланівці, надано гуманітарну допомогу вразливим верствам населення: малозабезпеченим та багатодітним сім’ям, сім’ям військовослужбовців, пенсіонерами, особам з інвалідністю, ВПО;</text:span></text:p>
      <text:p text:style-name="P2" loext:marker-style-name="T3"><text:span text:style-name="T3">8) протягом усього року проводилась значна робота з обліку військовозобов’язаних;</text:span><text:span text:style-name="T3"/></text:p>
      <text:p text:style-name="P2" loext:marker-style-name="T3"><text:span text:style-name="T3">9) у цьому році була завершена кропітка робота з наповнення єдиного адресного реєстру по Гриньківському старостаті. </text:span><text:span text:style-name="T3"/></text:p>
      <text:p text:style-name="P2" loext:marker-style-name="T3"><text:span text:style-name="T3">Подяка керівнику ПСП а/ф «Горинь» Гасюку О. А. за надання новорічних подарунків для дітей шкільного та дошкільного віку.</text:span><text:span text:style-name="T3"/></text:p>
      <text:p text:style-name="P2" loext:marker-style-name="T3"><text:span text:style-name="T3">Велика вдячність воїнам, <text:s/>які боронять нашу державу та вдячність жителям старостинського округу за волонтерську роботу та активну підтримку воїнів.</text:span><text:span text:style-name="T3"/></text:p>
      <text:p text:style-name="P2" loext:marker-style-name="T3"><text:span text:style-name="T3">Дякую за допомогу, довіру та співпрацю всім жителям сіл Гриньки, Козачки та Грибова, усім працівникам Лановецької міської ради, в тому числі Центру надання адміністративних послуг, усім партнерам за результативну співпрацю у 2025 році.</text:span><text:span text:style-name="T3"/></text:p>
      <text:p text:style-name="P2" loext:marker-style-name="T3"><text:span text:style-name="T3">Отож у 2026 році продовжуємо нашу спільну роботу та наближаємо Перемогу. Слава Україні!</text:span><text:span text:style-name="T3"/></text:p>
      <text:p text:style-name="P5" loext:marker-style-name="T1"/>
      <text:p text:style-name="P5" loext:marker-style-name="T1"><text:soft-page-break/></text:p>
      <text:p text:style-name="P5" loext:marker-style-name="T1"/>
      <text:p text:style-name="P3" loext:marker-style-name="T7"><text:span text:style-name="T1">Староста<text:tab/><text:tab/><text:tab/><text:tab/><text:tab/><text:tab/><text:tab/><text:tab/><text:tab/> Володимир ПШИК</text:span><text:span text:style-name="T1"/></text:p>
      <text:p text:style-name="P6"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Текст_20_у_20_виносці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Текст_20_у_20_виносці_20_Знак" style:display-name="Текст у виносці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884cm"/>
        </style:list-level-properties>
        <style:text-properties fo:font-family="'Times New Roman'"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002cm" fo:margin-bottom="1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r-WK11</meta:initial-creator>
    <dc:creator>Вікторія Хом'як</dc:creator>
    <meta:editing-cycles>5</meta:editing-cycles>
    <meta:print-date>2023-01-12T09:58:00</meta:print-date>
    <meta:creation-date>2026-01-27T09:26:00</meta:creation-date>
    <dc:date>2026-01-27T13:09:00</dc:date>
    <meta:editing-duration>PT19M</meta:editing-duration>
    <meta:generator>LibreOffice/24.2.4.2$Linux_X86_64 LibreOffice_project/51a6219feb6075d9a4c46691dcfe0cd9c4fff3c2</meta:generator>
    <meta:document-statistic meta:table-count="0" meta:image-count="0" meta:object-count="0" meta:page-count="3" meta:paragraph-count="50" meta:word-count="924" meta:character-count="7088" meta:non-whitespace-character-count="6154"/>
    <meta:user-defined meta:name="AppVersion">16.0000</meta:user-defined>
    <meta:user-defined meta:name="Company">diakov.net</meta:user-defined>
    <meta:template xlink:type="simple" xlink:actuate="onRequest" xlink:title="Normal.dotm" xlink:href=""/>
  </office:meta>
</office:document-meta>
</file>